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4a7e" officeooo:paragraph-rsid="00204a7e"/>
    </style:style>
    <style:style style:name="P2" style:family="paragraph" style:parent-style-name="Standard">
      <style:text-properties officeooo:rsid="0021ff2c" officeooo:paragraph-rsid="0021ff2c"/>
    </style:style>
    <style:style style:name="P3" style:family="paragraph" style:parent-style-name="Standard">
      <style:text-properties officeooo:rsid="002395d9" officeooo:paragraph-rsid="002395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2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1.</text:span> Niveles de abstracción en bases de datos. Esquema de las capas de abstracción en bases de datos. Nivel con el que lidia el DBA y funciones que realiza. Concepto de independencia entre esquemas. Concepto de esquema interno en Oracle. Esquema relacional que desgrana las estructuras de la base de datos Oracle y descripción del mismo.</text:p>
      <text:p text:style-name="P1"/>
      <text:p text:style-name="P2"><text:span text:style-name="T1">RA2y3.</text:span> Concepto de esquema en Oracle. Concepto de esquema en Postgre<text:span text:style-name="T2">SQL</text:span>. Diferencias entre uno y otro. Explica los objetos implicados y las sentencias DDL básicas <text:span text:style-name="T2">necesarias</text:span>. </text:p>
      <text:p text:style-name="P2"/>
      <text:p text:style-name="P3"><text:span text:style-name="T1">RA6.</text:span> Explica los tipos de fallos que puede experimentar un sistema de bases de datos usando ejemplos e indicando su granuralidad. Justifica cuáles deben apoyarse en el plan de respaldo y que <text:span text:style-name="T2">tipo de </text:span>backup sería e<text:span text:style-name="T2">l</text:span> <text:span text:style-name="T2">suficiente</text:span> en cada ca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Lohit Devanagari1" svg:font-family="'Lohit Devanagari'"/>
    <style:font-face style:name="Tahoma" svg:font-family="Tahom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1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1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 </meta:initial-creator>
    <meta:creation-date>2022-06-13T20:51:37.702837554</meta:creation-date>
    <meta:generator>LibreOffice/6.0.7.3$Linux_X86_64 LibreOffice_project/00m0$Build-3</meta:generator>
    <dc:date>2022-06-13T21:17:33.386214157</dc:date>
    <dc:creator>jaime </dc:creator>
    <meta:editing-duration>PT16M27S</meta:editing-duration>
    <meta:editing-cycles>4</meta:editing-cycles>
    <meta:document-statistic meta:table-count="0" meta:image-count="0" meta:object-count="0" meta:page-count="1" meta:paragraph-count="3" meta:word-count="123" meta:character-count="751" meta:non-whitespace-character-count="630"/>
  </office:meta>
</office:document-meta>
</file>